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0.8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 style:font-name-asian="DejaVu Sans" style:font-name-complex="DejaVu Sans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 style:data-style-name="N131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E9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 style:data-style-name="N131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7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1" table:default-cell-style-name="Default"/>
        <table:table-row table:style-name="ro1" table:number-rows-repeated="3"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  <table:table-cell/>
        </table:table-row>
        <table:table-row table:style-name="ro1"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7" office:value-type="string" calcext:value-type="string">
            <text:p>DEFAULT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Radius multiplier</text:p>
          </table:table-cell>
          <table:table-cell table:style-name="ce4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6" calcext:value-type="float">
            <text:p>16.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-----------------------</text:p>
          </table:table-cell>
          <table:table-cell table:style-name="ce13" table:number-columns-repeated="5"/>
          <table:table-cell/>
        </table:table-row>
        <table:table-row table:style-name="ro1">
          <table:table-cell table:number-columns-repeated="3"/>
          <table:table-cell office:value-type="string" calcext:value-type="string">
            <text:p>Translation error</text:p>
          </table:table-cell>
          <table:table-cell office:value-type="float" office:value="0.48" calcext:value-type="float">
            <text:p>0.48</text:p>
          </table:table-cell>
          <table:table-cell office:value-type="float" office:value="0.44" calcext:value-type="float">
            <text:p>0.44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table:style-name="ce20"/>
        </table:table-row>
        <table:table-row table:style-name="ro1">
          <table:table-cell table:number-columns-repeated="3"/>
          <table:table-cell office:value-type="string" calcext:value-type="string">
            <text:p>Rotational error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6" calcext:value-type="float">
            <text:p>0.2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TE(m)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PE(m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.014" calcext:value-type="float">
            <text:p>0.0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PE(deg)</text:p>
          </table:table-cell>
          <table:table-cell office:value-type="float" office:value="0.04" calcext:value-type="float">
            <text:p>0.0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.04" calcext:value-type="float">
            <text:p>0.04</text:p>
          </table:table-cell>
          <table:table-cell/>
        </table:table-row>
        <table:table-row table:style-name="ro1">
          <table:table-cell table:number-columns-repeated="3"/>
          <table:table-cell table:style-name="ce8" office:value-type="string" calcext:value-type="string">
            <text:p>ORB Extraction(s)</text:p>
          </table:table-cell>
          <table:table-cell office:value-type="float" office:value="6.3052" calcext:value-type="float">
            <text:p>6.3052</text:p>
          </table:table-cell>
          <table:table-cell office:value-type="float" office:value="6.3717" calcext:value-type="float">
            <text:p>6.3717</text:p>
          </table:table-cell>
          <table:table-cell office:value-type="float" office:value="6.3564" calcext:value-type="float">
            <text:p>6.3564</text:p>
          </table:table-cell>
          <table:table-cell office:value-type="float" office:value="6.2803" calcext:value-type="float">
            <text:p>6.2803</text:p>
          </table:table-cell>
          <table:table-cell office:value-type="float" office:value="6.391" calcext:value-type="float">
            <text:p>6.391</text:p>
          </table:table-cell>
          <table:table-cell/>
        </table:table-row>
        <table:table-row table:style-name="ro1">
          <table:table-cell table:number-columns-repeated="3"/>
          <table:table-cell table:style-name="ce8" office:value-type="string" calcext:value-type="string">
            <text:p>Stereo Matching(s)</text:p>
          </table:table-cell>
          <table:table-cell office:value-type="float" office:value="3.0872" calcext:value-type="float">
            <text:p>3.0872</text:p>
          </table:table-cell>
          <table:table-cell office:value-type="float" office:value="3.573" calcext:value-type="float">
            <text:p>3.573</text:p>
          </table:table-cell>
          <table:table-cell office:value-type="float" office:value="4.072" calcext:value-type="float">
            <text:p>4.072</text:p>
          </table:table-cell>
          <table:table-cell office:value-type="float" office:value="4.8968" calcext:value-type="float">
            <text:p>4.8968</text:p>
          </table:table-cell>
          <table:table-cell office:value-type="float" office:value="6.6797" calcext:value-type="float">
            <text:p>6.6797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 calcext:value-type="string">
            <text:p>ORB Extraction(σ)</text:p>
          </table:table-cell>
          <table:table-cell office:value-type="float" office:value="29.313" calcext:value-type="float">
            <text:p>29.313</text:p>
          </table:table-cell>
          <table:table-cell office:value-type="float" office:value="28.582" calcext:value-type="float">
            <text:p>28.582</text:p>
          </table:table-cell>
          <table:table-cell office:value-type="float" office:value="29.457" calcext:value-type="float">
            <text:p>29.457</text:p>
          </table:table-cell>
          <table:table-cell office:value-type="float" office:value="28.659" calcext:value-type="float">
            <text:p>28.659</text:p>
          </table:table-cell>
          <table:table-cell office:value-type="float" office:value="29.875" calcext:value-type="float">
            <text:p>29.875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 calcext:value-type="string">
            <text:p>Stereo Matching(σ)</text:p>
          </table:table-cell>
          <table:table-cell office:value-type="float" office:value="0.53525" calcext:value-type="float">
            <text:p>0.53525</text:p>
          </table:table-cell>
          <table:table-cell office:value-type="float" office:value="0.52697" calcext:value-type="float">
            <text:p>0.52697</text:p>
          </table:table-cell>
          <table:table-cell office:value-type="float" office:value="0.64203" calcext:value-type="float">
            <text:p>0.64203</text:p>
          </table:table-cell>
          <table:table-cell office:value-type="float" office:value="0.68938" calcext:value-type="float">
            <text:p>0.68938</text:p>
          </table:table-cell>
          <table:table-cell office:value-type="float" office:value="0.68836" calcext:value-type="float">
            <text:p>0.68836</text:p>
          </table:table-cell>
          <table:table-cell/>
        </table:table-row>
        <calcext:conditional-formats>
          <calcext:conditional-format calcext:target-range-address="Sheet1.E9:Sheet1.I17">
            <calcext:condition calcext:apply-style-name="Good" calcext:value="=MIN([.$E9:.$I9])" calcext:base-cell-address="Sheet1.E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2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01:44.288965055</meta:creation-date>
    <dc:date>2024-04-09T18:17:27.318131077</dc:date>
    <meta:editing-duration>PT44M1S</meta:editing-duration>
    <meta:editing-cycles>13</meta:editing-cycles>
    <meta:generator>LibreOffice/24.2.1.2$Linux_X86_64 LibreOffice_project/db4def46b0453cc22e2d0305797cf981b68ef5ac</meta:generator>
    <meta:document-statistic meta:table-count="1" meta:cell-count="63" meta:object-count="0"/>
  </office:meta>
</office:document-meta>
</file>